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2" svg:font-family="'Lucida Sans'" style:font-family-generic="swiss"/>
    <style:font-face style:name="Arial1" svg:font-family="Arial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aleway" svg:font-family="Raleway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officeooo:rsid="00080cb3" officeooo:paragraph-rsid="00080cb3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080cb3" officeooo:paragraph-rsid="000ac192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Arial" fo:font-size="16pt" officeooo:rsid="00080cb3" officeooo:paragraph-rsid="00080cb3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officeooo:rsid="00080cb3" officeooo:paragraph-rsid="000c7d00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8pt" officeooo:rsid="00093d3c" officeooo:paragraph-rsid="00093d3c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6pt" officeooo:paragraph-rsid="00080cb3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paragraph-rsid="0004a25b" style:font-size-asian="16pt" style:font-size-complex="16pt"/>
    </style:style>
    <style:style style:name="P9" style:family="paragraph" style:parent-style-name="Standard">
      <style:text-properties fo:color="#1a1a1a" loext:opacity="100%" style:font-name="ArialMT" fo:font-size="16pt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color="#1a1a1a" loext:opacity="100%" style:font-name="ArialMT" fo:font-size="16pt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color="#1a1a1a" loext:opacity="100%" style:font-name="ArialMT" fo:font-size="16pt" officeooo:paragraph-rsid="00080cb3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color="#1a1a1a" loext:opacity="100%" style:font-name="ArialMT" fo:font-size="16pt" officeooo:paragraph-rsid="00037f9a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color="#1a1a1a" loext:opacity="100%" style:font-name="ArialMT" fo:font-size="16pt" officeooo:paragraph-rsid="0004a25b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color="#1a1a1a" loext:opacity="100%" style:font-name="ArialMT" fo:font-size="19pt" officeooo:rsid="00037f9a" style:font-size-asian="19pt"/>
    </style:style>
    <style:style style:name="P15" style:family="paragraph" style:parent-style-name="Standard">
      <style:paragraph-properties fo:text-align="start" style:justify-single-word="false"/>
      <style:text-properties fo:color="#1a1a1a" loext:opacity="100%" style:font-name="ArialMT" fo:font-size="19pt" officeooo:rsid="00037f9a" officeooo:paragraph-rsid="00080cb3" style:font-size-asian="19pt"/>
    </style:style>
    <style:style style:name="P16" style:family="paragraph" style:parent-style-name="Standard">
      <style:paragraph-properties fo:text-align="start" style:justify-single-word="false"/>
      <style:text-properties fo:color="#1a1a1a" loext:opacity="100%" style:font-name="ArialMT" fo:font-size="19pt" officeooo:rsid="00080cb3" officeooo:paragraph-rsid="00080cb3" style:font-size-asian="19pt"/>
    </style:style>
    <style:style style:name="P17" style:family="paragraph" style:parent-style-name="Standard">
      <style:paragraph-properties fo:text-align="start" style:justify-single-word="false"/>
      <style:text-properties fo:color="#1a1a1a" loext:opacity="100%" style:font-name="ArialMT" fo:font-size="18pt" officeooo:rsid="00080cb3" officeooo:paragraph-rsid="00080cb3" style:font-size-asian="18pt"/>
    </style:style>
    <style:style style:name="P18" style:family="paragraph" style:parent-style-name="Standard">
      <style:paragraph-properties fo:text-align="start" style:justify-single-word="false"/>
      <style:text-properties fo:color="#1a1a1a" loext:opacity="100%" style:font-name="ArialMT" fo:font-size="18pt" officeooo:rsid="00093d3c" officeooo:paragraph-rsid="00093d3c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style:font-name="Arial" officeooo:rsid="00080cb3" officeooo:paragraph-rsid="00080cb3"/>
    </style:style>
    <style:style style:name="P20" style:family="paragraph" style:parent-style-name="Standard">
      <style:paragraph-properties fo:text-align="start" style:justify-single-word="false"/>
      <style:text-properties style:font-name="Arial" fo:font-style="italic" fo:font-weight="bold" officeooo:rsid="000db3a5" officeooo:paragraph-rsid="000db3a5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tyle="italic" fo:font-weight="normal" officeooo:rsid="000db3a5" officeooo:paragraph-rsid="000db3a5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0db3a5" officeooo:paragraph-rsid="000db3a5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color="#1a1a1a" loext:opacity="100%" style:font-name="ArialMT"/>
    </style:style>
    <style:style style:name="T2" style:family="text">
      <style:text-properties fo:color="#1a1a1a" loext:opacity="100%" style:font-name="ArialMT" fo:font-size="19pt" style:font-size-asian="19pt"/>
    </style:style>
    <style:style style:name="T3" style:family="text">
      <style:text-properties fo:color="#1a1a1a" loext:opacity="100%" style:font-name="ArialMT" fo:font-size="19pt" officeooo:rsid="00037f9a" style:font-size-asian="19pt"/>
    </style:style>
    <style:style style:name="T4" style:family="text">
      <style:text-properties fo:color="#1a1a1a" loext:opacity="100%" style:font-name="ArialMT" officeooo:rsid="00037f9a"/>
    </style:style>
    <style:style style:name="T5" style:family="text">
      <style:text-properties fo:color="#1a1a1a" loext:opacity="100%" fo:font-size="18pt" style:font-size-asian="18pt"/>
    </style:style>
    <style:style style:name="T6" style:family="text">
      <style:text-properties fo:color="#1a1a1a" loext:opacity="100%" fo:font-size="19pt" style:font-size-asian="19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0c7d00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stęp</text:p>
      <text:p text:style-name="P7"><text:span text:style-name="T4">1. </text:span><text:span text:style-name="T1">Akustyka</text:span></text:p>
      <text:p text:style-name="P11"><text:tab/>1.1. Fala dźwiękowa</text:p>
      <text:p text:style-name="P11"><text:tab/>1.2. Podstawy teorii muzyki</text:p>
      <text:p text:style-name="P10">2. Historia syntezatorów</text:p>
      <text:p text:style-name="P10">3. Dźwięk w postaci cyfrowej</text:p>
      <text:p text:style-name="P10"><text:tab/>3.1. Proces cyfryzacji sygnału dźwiękowego</text:p>
      <text:p text:style-name="P10"><text:tab/>3.2. Podstawowe typy fali</text:p>
      <text:p text:style-name="P12"><text:tab/>3.3. Rola obwiedni dźwięku w procesie</text:p>
      <text:p text:style-name="P12"><text:tab/><text:tab/>tworzenia dźwięku</text:p>
      <text:p text:style-name="P10">4. Technologie</text:p>
      <text:p text:style-name="P10">5. Syntezator muzyczny - wymagania</text:p>
      <text:p text:style-name="P10"><text:tab/>5.1. Założenia programistyczne projektowanego</text:p>
      <text:p text:style-name="P10"><text:tab/><text:tab/>rozwiązania</text:p>
      <text:p text:style-name="P10"><text:tab/>5.2. Wykorzystane technologie</text:p>
      <text:p text:style-name="P10"><text:tab/>5.3. Wymagania funkcjonalne aplikacji</text:p>
      <text:p text:style-name="P10"><text:tab/>5.4. Wymagania funkcjonalne interfejsu graficznego</text:p>
      <text:p text:style-name="P10">6. Efekty dźwiękowe</text:p>
      <text:p text:style-name="P10"><text:tab/>6.1. Opóźnienie jako zamierzony efekt</text:p>
      <text:p text:style-name="P10"><text:tab/>6.2. Pogłos</text:p>
      <text:p text:style-name="P10"><text:tab/>6.3. Przester</text:p>
      <text:p text:style-name="P10"><text:tab/>6.4. Panorama</text:p>
      <text:p text:style-name="P10">7. Implementacja głównych modułów</text:p>
      <text:p text:style-name="P10"><text:tab/>7.1. Obsługa klawiatury MIDI</text:p>
      <text:p text:style-name="P10"><text:tab/>7.2. Oscylator</text:p>
      <text:p text:style-name="P10"><text:tab/>7.3. Efekty</text:p>
      <text:p text:style-name="P10"><text:tab/>7.4. Funkcjonalny interfejs</text:p>
      <text:p text:style-name="P10"><text:tab/>7.5. Testy aplikacji</text:p>
      <text:p text:style-name="P8"><text:span text:style-name="T4">8</text:span><text:span text:style-name="T1">. Podsumowanie</text:span></text:p>
      <text:p text:style-name="P13"/>
      <text:p text:style-name="P3"><text:span text:style-name="T1"><text:s text:c="4"/></text:span><text:span text:style-name="T4">Bibliografia</text:span>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"><text:soft-page-break/><text:span text:style-name="T3">R</text:span><text:span text:style-name="T2">ozdział 1 Akustyka</text:span></text:p>
      <text:p text:style-name="P16"/>
      <text:p text:style-name="P1"><text:span text:style-name="T6">1.1 </text:span><text:span text:style-name="T5">Fala dźwiękowa</text:span></text:p>
      <text:p text:style-name="P17"/>
      <text:p text:style-name="P2"><text:tab/><text:span text:style-name="T7">Fale akustyczne, czyli dźwiękowe, stale odbieramy za pomocą naszych organów słuchu. Fala akustyczna to zaburzenia rozchodzące się w ośrodku sprężystym, takim jak powietrze, woda, metal. Zaburzenia te polegają na chwilowych zmianach gęstości ośrodka, co wywołuje chwilowe lokalne różnice ciśnienia rozchodzące się w ośrodku. W potocznym znaczeniu przez dźwięk rozumie się dźwięk słyszalny, tj. fale akustyczne, które może odbierać ludzkie ucho. Drgania odbieramy jako dźwięk wtedy, gdy ich częstotliwość zawiera się w przedziale 16Hz÷20kHz, jeśli ich amplituda mieści się w odpowiednim zakresie(nie są zbyt słabe i zbyt silne).Dowolne drganie można rozłożyć na drgania harmoniczne proste różniące się amplitudami i częstotliwościami drgań.</text:span></text:p>
      <text:p text:style-name="P4"/>
      <text:p text:style-name="P6">1.2 <text:span text:style-name="T1">Podstawy teorii muzyki</text:span></text:p>
      <text:p text:style-name="P18"/>
      <text:p text:style-name="P5"><text:tab/> Dźwięki tonalne – to dźwięki, które mają widmo liniowe. Takie widmo mają dźwięki wydawane przez różne instrumenty muzyczne. Dźwięki tonalne charakteryzują się ponadto wysokością i barwą. O wysokości dźwięku decyduje jego częstotliwość, o barwie – skład jego widma.</text:p>
      <text:p text:style-name="P5"><text:tab/>Idealne nuty w gamie muzycznej to dźwięki składające się z czystych tonów (sygnałów sinusoidalnych) połączonych z harmonicznymi wydźwiękami. Mają konkretne częstotliwości drgań wybrane dokładnie z całej przestrzeni wszystkich możliwych częstotliwości odbieranych przez ludzkie ucho. </text:p>
      <text:p text:style-name="P1"><text:span text:style-name="T7"><text:tab/>We współczesnej muzyce nuty w gamie muzycznej zależą od siebie według stałych proporcji. Standardem częstotliwości w muzyce, ustalonym na mocy międzynarodowego porozumienia w roku 1939, jest dźwięk A4, zdefiniowany jako 440Hz. Według niego określany jest rodzaj tonacji lub strojenia. Zanim przyjęto ogólnie obowiązujący strój, dźwięk A4 różnił się częstotliwością zależnie od kraju, a nawet miasta; posiadał częstotliwość drgań wahającą się w granicach od 390Hz do 490Hz. </text:span><text:span text:style-name="T8">Obecnie w</text:span><text:span text:style-name="T7"> muzyce używa się <text:s/></text:span><text:soft-page-break/><text:span text:style-name="T7">dźwięków od C2 o częstotliwości 16Hz do C8 o częstotliwości 4186Hz.</text:span></text:p>
      <text:p text:style-name="P1"><text:span text:style-name="T7"/></text:p>
      <text:p text:style-name="P20"><text:span text:style-name="T7">Bibliografia</text:span></text:p>
      <text:p text:style-name="P21"><text:span text:style-name="T7"/></text:p>
      <text:p text:style-name="P22">Pilhofer Michael , Day Holly - Teoria Muzyki</text:p>
      <text:p text:style-name="P22">Mieczysław Drobner - Akustyka muzyczna</text:p>
      <text:p text:style-name="P22">Tomasz Piotr Zieliński - Cyfrowe przetwarzanie sygnałów. Od teorii do zastosowań.</text:p>
      <text:p text:style-name="P22">https://docs.microsoft.com/en-us/archive/msdn-magazine/2010/february/sound-generation-in-wpf-applications</text:p>
      <text:p text:style-name="P22">https://docs.microsoft.com/pl-pl/dotnet/</text:p>
      <text:p text:style-name="P22">Robert C. Martin - Czysty Kod</text:p>
      <text:p text:style-name="P22">http://www.un4seen.com/doc/</text:p>
      <text:p text:style-name="P22">http://thesnowfields.com/manuals/LearnMusicWithSynths1974.pdf</text:p>
      <text:p text:style-name="P22">https://www.inspiredacoustics.com/en/MIDI_note_numbers_and_center_frequencies</text:p>
      <text:p text:style-name="P22">https://docs.microsoft.com/pl-pl/archive/blogs/dawate/intro-to-audio-programming-part-3-synthesizing-simpl</text:p>
      <text:p text:style-name="P22">e-wave-audio-using-c</text:p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2" svg:font-family="'Lucida Sans'" style:font-family-generic="swiss"/>
    <style:font-face style:name="Arial1" svg:font-family="Arial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aleway" svg:font-family="Raleway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Domyślny_20_styl_20_rysowania" style:display-name="Domyślny styl rysowania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Raleway" style:font-family-complex="Raleway" style:font-family-generic-complex="system" style:font-pitch-complex="variable" style:font-size-complex="12pt" style:text-emphasize="none"/>
    </style:style>
    <style:style style:name="Obiekt_20_bez_20_wypełnienia" style:display-name="Obiekt bez wypełnienia" style:family="paragraph" style:parent-style-name="Domyślny_20_styl_20_rysowania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łnienia_20_i_20_bez_20_linii" style:display-name="Obiekt bez wypełnienia i bez linii" style:family="paragraph" style:parent-style-name="Domyślny_20_styl_20_rysowania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ytuł_20_A4" style:display-name="Tytuł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Nagłówek_20_A4" style:display-name="Nagłówek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kst_20_A4" style:display-name="Teks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ytuł_20_A0" style:display-name="Tytuł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Nagłówek_20_A0" style:display-name="Nagłówek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kst_20_A0" style:display-name="Teks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fika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Raleway" style:font-family-complex="Raleway" style:font-family-generic-complex="system" style:font-pitch-complex="variable" style:font-size-complex="12pt"/>
    </style:style>
    <style:style style:name="Kształty" style:family="paragraph" style:parent-style-name="Grafika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Wypełnione" style:family="paragraph" style:parent-style-name="Kształty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Wypełninone_20_niebieskim" style:display-name="Wypełninone niebieskim" style:family="paragraph" style:parent-style-name="Wypełnione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Wypełnione_20_zielonym" style:display-name="Wypełnione zielonym" style:family="paragraph" style:parent-style-name="Wypełnione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Wypełnione_20_czerwonym" style:display-name="Wypełnione czerwonym" style:family="paragraph" style:parent-style-name="Wypełnione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Wypełnione_20_żółtym" style:display-name="Wypełnione żółtym" style:family="paragraph" style:parent-style-name="Wypełnione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Szkic" style:family="paragraph" style:parent-style-name="Kształty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Niebieski_20_konspekt" style:display-name="Niebieski konspekt" style:family="paragraph" style:parent-style-name="Szkic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Zielony_20_konspekt" style:display-name="Zielony konspekt" style:family="paragraph" style:parent-style-name="Szkic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zerwony_20_konspekt" style:display-name="Czerwony konspekt" style:family="paragraph" style:parent-style-name="Szkic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Żółty_20_konspekt" style:display-name="Żółty konspekt" style:family="paragraph" style:parent-style-name="Szkic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ie" style:family="paragraph" style:parent-style-name="Grafika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nia_20_ze_20_strzałkami" style:display-name="Linia ze strzałkami" style:family="paragraph" style:parent-style-name="Lini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nia_20_przerywana" style:display-name="Linia przerywana" style:family="paragraph" style:parent-style-name="Lini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CAPTION_5f_ONLY_7e_LT_7e_Gliederung_20_1" style:display-name="CAPTION_ONLY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Raleway" style:font-family-complex="Raleway" style:font-family-generic-complex="system" style:font-pitch-complex="variable" style:font-size-complex="12pt" style:text-emphasize="none"/>
    </style:style>
    <style:style style:name="CAPTION_5f_ONLY_7e_LT_7e_Gliederung_20_2" style:display-name="CAPTION_ONLY~LT~Gliederung 2" style:family="paragraph" style:parent-style-name="CAPTION_5f_ONLY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APTION_5f_ONLY_7e_LT_7e_Gliederung_20_3" style:display-name="CAPTION_ONLY~LT~Gliederung 3" style:family="paragraph" style:parent-style-name="CAPTION_5f_ONLY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APTION_5f_ONLY_7e_LT_7e_Gliederung_20_4" style:display-name="CAPTION_ONLY~LT~Gliederung 4" style:family="paragraph" style:parent-style-name="CAPTION_5f_ONLY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APTION_5f_ONLY_7e_LT_7e_Gliederung_20_5" style:display-name="CAPTION_ONLY~LT~Gliederung 5" style:family="paragraph" style:parent-style-name="CAPTION_5f_ONLY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TION_5f_ONLY_7e_LT_7e_Gliederung_20_6" style:display-name="CAPTION_ONLY~LT~Gliederung 6" style:family="paragraph" style:parent-style-name="CAPTION_5f_ONLY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TION_5f_ONLY_7e_LT_7e_Gliederung_20_7" style:display-name="CAPTION_ONLY~LT~Gliederung 7" style:family="paragraph" style:parent-style-name="CAPTION_5f_ONLY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TION_5f_ONLY_7e_LT_7e_Gliederung_20_8" style:display-name="CAPTION_ONLY~LT~Gliederung 8" style:family="paragraph" style:parent-style-name="CAPTION_5f_ONLY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TION_5f_ONLY_7e_LT_7e_Gliederung_20_9" style:display-name="CAPTION_ONLY~LT~Gliederung 9" style:family="paragraph" style:parent-style-name="CAPTION_5f_ONLY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TION_5f_ONLY_7e_LT_7e_Titel" style:display-name="CAPTION_ONLY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Raleway" style:font-family-complex="Raleway" style:font-family-generic-complex="system" style:font-pitch-complex="variable" style:font-size-complex="12pt" style:text-emphasize="none"/>
    </style:style>
    <style:style style:name="CAPTION_5f_ONLY_7e_LT_7e_Untertitel" style:display-name="CAPTION_ONLY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Raleway" style:font-family-complex="Raleway" style:font-family-generic-complex="system" style:font-pitch-complex="variable" style:font-size-complex="12pt" style:text-emphasize="none"/>
    </style:style>
    <style:style style:name="CAPTION_5f_ONLY_7e_LT_7e_Notizen" style:display-name="CAPTION_ONLY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Raleway" style:font-family-complex="Raleway" style:font-family-generic-complex="system" style:font-pitch-complex="variable" style:font-size-complex="12pt" style:text-emphasize="none"/>
    </style:style>
    <style:style style:name="CAPTION_5f_ONLY_7e_LT_7e_Hintergrundobjekte" style:display-name="CAPTION_ONL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Raleway" style:font-family-complex="Raleway" style:font-family-generic-complex="system" style:font-pitch-complex="variable" style:font-size-complex="12pt"/>
    </style:style>
    <style:style style:name="CAPTION_5f_ONLY_7e_LT_7e_Hintergrund" style:display-name="CAPTION_ONL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Raleway" style:font-family-complex="Raleway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Raleway" style:font-family-complex="Raleway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iekty_20_tła" style:display-name="Obiekty tła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Raleway" style:font-family-complex="Raleway" style:font-family-generic-complex="system" style:font-pitch-complex="variable" style:font-size-complex="12pt"/>
    </style:style>
    <style:style style:name="Tł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Raleway" style:font-family-complex="Raleway" style:font-family-generic-complex="system" style:font-pitch-complex="variable" style:font-size-complex="12pt"/>
    </style:style>
    <style:style style:name="Notatki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Raleway" style:font-family-complex="Raleway" style:font-family-generic-complex="system" style:font-pitch-complex="variable" style:font-size-complex="12pt" style:text-emphasize="none"/>
    </style:style>
    <style:style style:name="Konspekt_20_1" style:display-name="Konspekt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Raleway" style:font-family-complex="Raleway" style:font-family-generic-complex="system" style:font-pitch-complex="variable" style:font-size-complex="12pt" style:text-emphasize="none"/>
    </style:style>
    <style:style style:name="Konspekt_20_2" style:display-name="Konspekt 2" style:family="paragraph" style:parent-style-name="Konspekt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Konspekt_20_3" style:display-name="Konspekt 3" style:family="paragraph" style:parent-style-name="Konspekt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Konspekt_20_4" style:display-name="Konspekt 4" style:family="paragraph" style:parent-style-name="Konspekt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Konspekt_20_5" style:display-name="Konspekt 5" style:family="paragraph" style:parent-style-name="Konspekt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6" style:display-name="Konspekt 6" style:family="paragraph" style:parent-style-name="Konspekt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7" style:display-name="Konspekt 7" style:family="paragraph" style:parent-style-name="Konspekt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8" style:display-name="Konspekt 8" style:family="paragraph" style:parent-style-name="Konspekt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9" style:display-name="Konspekt 9" style:family="paragraph" style:parent-style-name="Konspekt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1" style:display-name="TITLE_AND_BODY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Raleway" style:font-family-complex="Raleway" style:font-family-generic-complex="system" style:font-pitch-complex="variable" style:font-size-complex="12pt" style:text-emphasize="none"/>
    </style:style>
    <style:style style:name="TITLE_5f_AND_5f_BODY_7e_LT_7e_Gliederung_20_2" style:display-name="TITLE_AND_BODY~LT~Gliederung 2" style:family="paragraph" style:parent-style-name="TITLE_5f_AND_5f_BODY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3" style:display-name="TITLE_AND_BODY~LT~Gliederung 3" style:family="paragraph" style:parent-style-name="TITLE_5f_AND_5f_BODY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4" style:display-name="TITLE_AND_BODY~LT~Gliederung 4" style:family="paragraph" style:parent-style-name="TITLE_5f_AND_5f_BODY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5" style:display-name="TITLE_AND_BODY~LT~Gliederung 5" style:family="paragraph" style:parent-style-name="TITLE_5f_AND_5f_BODY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6" style:display-name="TITLE_AND_BODY~LT~Gliederung 6" style:family="paragraph" style:parent-style-name="TITLE_5f_AND_5f_BODY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7" style:display-name="TITLE_AND_BODY~LT~Gliederung 7" style:family="paragraph" style:parent-style-name="TITLE_5f_AND_5f_BODY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8" style:display-name="TITLE_AND_BODY~LT~Gliederung 8" style:family="paragraph" style:parent-style-name="TITLE_5f_AND_5f_BODY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9" style:display-name="TITLE_AND_BODY~LT~Gliederung 9" style:family="paragraph" style:parent-style-name="TITLE_5f_AND_5f_BODY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Titel" style:display-name="TITLE_AND_BODY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Raleway" style:font-family-complex="Raleway" style:font-family-generic-complex="system" style:font-pitch-complex="variable" style:font-size-complex="12pt" style:text-emphasize="none"/>
    </style:style>
    <style:style style:name="TITLE_5f_AND_5f_BODY_7e_LT_7e_Untertitel" style:display-name="TITLE_AND_BODY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Raleway" style:font-family-complex="Raleway" style:font-family-generic-complex="system" style:font-pitch-complex="variable" style:font-size-complex="12pt" style:text-emphasize="none"/>
    </style:style>
    <style:style style:name="TITLE_5f_AND_5f_BODY_7e_LT_7e_Notizen" style:display-name="TITLE_AND_BODY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Raleway" style:font-family-complex="Raleway" style:font-family-generic-complex="system" style:font-pitch-complex="variable" style:font-size-complex="12pt" style:text-emphasize="none"/>
    </style:style>
    <style:style style:name="TITLE_5f_AND_5f_BODY_7e_LT_7e_Hintergrundobjekte" style:display-name="TITLE_AND_BOD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Raleway" style:font-family-complex="Raleway" style:font-family-generic-complex="system" style:font-pitch-complex="variable" style:font-size-complex="12pt"/>
    </style:style>
    <style:style style:name="TITLE_5f_AND_5f_BODY_7e_LT_7e_Hintergrund" style:display-name="TITLE_AND_BOD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Raleway" style:font-family-complex="Raleway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Raleway" style:font-family-complex="Raleway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Raleway" style:font-family-complex="Raleway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Raleway" style:font-family-complex="Raleway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Raleway" style:font-family-complex="Raleway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Raleway" style:font-family-complex="Raleway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Raleway" style:font-family-complex="Raleway" style:font-family-generic-complex="system" style:font-pitch-complex="variable" style:font-size-complex="12pt"/>
    </style:style>
    <style:style style:name="TITLE_5f_ONLY_7e_LT_7e_Gliederung_20_1" style:display-name="TITLE_ONLY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Raleway" style:font-family-complex="Raleway" style:font-family-generic-complex="system" style:font-pitch-complex="variable" style:font-size-complex="12pt" style:text-emphasize="none"/>
    </style:style>
    <style:style style:name="TITLE_5f_ONLY_7e_LT_7e_Gliederung_20_2" style:display-name="TITLE_ONLY~LT~Gliederung 2" style:family="paragraph" style:parent-style-name="TITLE_5f_ONLY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3" style:display-name="TITLE_ONLY~LT~Gliederung 3" style:family="paragraph" style:parent-style-name="TITLE_5f_ONLY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4" style:display-name="TITLE_ONLY~LT~Gliederung 4" style:family="paragraph" style:parent-style-name="TITLE_5f_ONLY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5" style:display-name="TITLE_ONLY~LT~Gliederung 5" style:family="paragraph" style:parent-style-name="TITLE_5f_ONLY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6" style:display-name="TITLE_ONLY~LT~Gliederung 6" style:family="paragraph" style:parent-style-name="TITLE_5f_ONLY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7" style:display-name="TITLE_ONLY~LT~Gliederung 7" style:family="paragraph" style:parent-style-name="TITLE_5f_ONLY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8" style:display-name="TITLE_ONLY~LT~Gliederung 8" style:family="paragraph" style:parent-style-name="TITLE_5f_ONLY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9" style:display-name="TITLE_ONLY~LT~Gliederung 9" style:family="paragraph" style:parent-style-name="TITLE_5f_ONLY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Titel" style:display-name="TITLE_ONLY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Raleway" style:font-family-complex="Raleway" style:font-family-generic-complex="system" style:font-pitch-complex="variable" style:font-size-complex="12pt" style:text-emphasize="none"/>
    </style:style>
    <style:style style:name="TITLE_5f_ONLY_7e_LT_7e_Untertitel" style:display-name="TITLE_ONLY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Raleway" style:font-family-complex="Raleway" style:font-family-generic-complex="system" style:font-pitch-complex="variable" style:font-size-complex="12pt" style:text-emphasize="none"/>
    </style:style>
    <style:style style:name="TITLE_5f_ONLY_7e_LT_7e_Notizen" style:display-name="TITLE_ONLY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Raleway" style:font-family-complex="Raleway" style:font-family-generic-complex="system" style:font-pitch-complex="variable" style:font-size-complex="12pt" style:text-emphasize="none"/>
    </style:style>
    <style:style style:name="TITLE_5f_ONLY_7e_LT_7e_Hintergrundobjekte" style:display-name="TITLE_ONL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Raleway" style:font-family-complex="Raleway" style:font-family-generic-complex="system" style:font-pitch-complex="variable" style:font-size-complex="12pt"/>
    </style:style>
    <style:style style:name="TITLE_5f_ONLY_7e_LT_7e_Hintergrund" style:display-name="TITLE_ONL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Raleway" style:font-family-complex="Raleway" style:font-family-generic-complex="system" style:font-pitch-complex="variable" style:font-size-complex="12pt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2-01T23:39:00</meta:creation-date>
    <dc:date>2022-02-05T23:49:18.735000000</dc:date>
    <meta:editing-duration>PT32M24S</meta:editing-duration>
    <meta:editing-cycles>10</meta:editing-cycles>
    <meta:generator>LibreOffice/7.1.0.3$Windows_X86_64 LibreOffice_project/f6099ecf3d29644b5008cc8f48f42f4a40986e4c</meta:generator>
    <meta:initial-creator>Aga</meta:initial-creator>
    <meta:document-statistic meta:table-count="0" meta:image-count="0" meta:object-count="0" meta:page-count="3" meta:paragraph-count="49" meta:word-count="394" meta:character-count="3295" meta:non-whitespace-character-count="2915"/>
  </office:meta>
</office:document-meta>
</file>